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6b3e" officeooo:paragraph-rsid="00136b3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6b3e" officeooo:paragraph-rsid="00136b3e" style:font-weight-asian="bold" style:font-weight-complex="bold"/>
    </style:style>
    <style:style style:name="P3" style:family="paragraph" style:parent-style-name="Standard">
      <style:text-properties officeooo:rsid="00144ae4" officeooo:paragraph-rsid="00144ae4"/>
    </style:style>
    <style:style style:name="P4" style:family="paragraph" style:parent-style-name="Standard">
      <style:text-properties officeooo:rsid="0014f11c" officeooo:paragraph-rsid="0014f11c"/>
    </style:style>
    <style:style style:name="P5" style:family="paragraph" style:parent-style-name="Standard">
      <style:text-properties fo:font-style="normal" officeooo:rsid="0014f11c" officeooo:paragraph-rsid="0014f11c" style:font-style-asian="normal" style:font-style-complex="normal"/>
    </style:style>
    <style:style style:name="P6" style:family="paragraph" style:parent-style-name="Standard">
      <style:text-properties fo:font-style="italic" officeooo:rsid="0014f11c" officeooo:paragraph-rsid="0014f11c" style:font-style-asian="italic" style:font-style-complex="italic"/>
    </style:style>
    <style:style style:name="P7" style:family="paragraph" style:parent-style-name="Standard">
      <style:text-properties officeooo:rsid="00144ae4" officeooo:paragraph-rsid="00144ae4"/>
    </style:style>
    <style:style style:name="P8" style:family="paragraph" style:parent-style-name="Standard">
      <style:text-properties officeooo:rsid="0015b912" officeooo:paragraph-rsid="0015b912"/>
    </style:style>
    <style:style style:name="T1" style:family="text">
      <style:text-properties officeooo:rsid="0014f11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594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ne word FORTH</text:p>
      <text:p text:style-name="P2"/>
      <text:p text:style-name="P1">This project was prompted by the Russian quasi-FORTH. This is different to classic FORTH in that each word of memory represents a single thing. </text:p>
      <text:p text:style-name="P1"/>
      <text:p text:style-name="P3">So, in normal Forth a literal is (normally) a [literal] word followed by a word containing the value. Or a branch command has a target address or offset.</text:p>
      <text:p text:style-name="P3"/>
      <text:p text:style-name="P3">This means that you can’t decode FORTH words, because you don’t know what it represents. In this system each word represents either a literal constant or a call to another routine.</text:p>
      <text:p text:style-name="P3"/>
      <text:p text:style-name="P3">This is designed to be a portable system, <text:span text:style-name="T1">and FORTH readable, so it does not aim for any compatibility with the Russian system ; it simply borrows ideas, for example</text:span></text:p>
      <text:p text:style-name="P3"/>
      <text:p text:style-name="P4">IF 42 ECHO THEN <text:tab/><text:tab/><text:tab/><text:span text:style-name="T2">conditionally prints a start – multiple FORTH elements </text:span></text:p>
      <text:p text:style-name="P6"><text:tab/><text:tab/><text:tab/><text:tab/><text:tab/>between IF and THEN</text:p>
      <text:p text:style-name="P5">IF STAR <text:tab/><text:tab/><text:tab/><text:tab/><text:span text:style-name="T2">does the same with a helper function which is conditionally</text:span></text:p>
      <text:p text:style-name="P5">: <text:span text:style-name="T3">STAR 42 ECHO ;</text:span><text:span text:style-name="T2"><text:tab/><text:tab/><text:tab/>executed or not ; but each IF only has one command.</text:span></text:p>
      <text:p text:style-name="P3"/>
      <text:p text:style-name="P8">Encoding is very simple. </text:p>
      <text:p text:style-name="P8"/>
      <text:p text:style-name="P8">The most significant bit when set identifies it as a FORTH word. The address is that word shifted left once. When clear, its an n-1 bit signed integer, which is sign extended to n bits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9:39:13.287921788</meta:creation-date>
    <dc:date>2017-08-27T20:48:26.478410011</dc:date>
    <meta:editing-duration>PT9M32S</meta:editing-duration>
    <meta:editing-cycles>5</meta:editing-cycles>
    <meta:generator>LibreOffice/5.4.0.3$Linux_X86_64 LibreOffice_project/40m0$Build-3</meta:generator>
    <meta:document-statistic meta:table-count="0" meta:image-count="0" meta:object-count="0" meta:page-count="1" meta:paragraph-count="11" meta:word-count="198" meta:character-count="1105" meta:non-whitespace-character-count="900"/>
  </office:meta>
</office:document-meta>
</file>